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0.9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x_assocs</text:p>
          </table:table-cell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s</text:p>
          </table:table-cell>
          <table:table-cell office:value-type="float" office:value="0.05" calcext:value-type="float">
            <text:p>0.05</text:p>
          </table:table-cell>
          <table:table-cell table:formula="of:=[.C5]*[.C2]" office:value-type="float" office:value="5000" calcext:value-type="float">
            <text:p>5000</text:p>
          </table:table-cell>
          <table:table-cell/>
          <table:table-cell office:value-type="string" calcext:value-type="string">
            <text:p>Rect left</text:p>
          </table:table-cell>
          <table:table-cell table:formula="of:=[.D5]*[.D7]" office:value-type="float" office:value="7110000" calcext:value-type="float">
            <text:p>7110000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float" office:value="1" calcext:value-type="float">
            <text:p>1</text:p>
          </table:table-cell>
          <table:table-cell table:formula="of:=[.C6]*[.C2]" office:value-type="float" office:value="100000" calcext:value-type="float">
            <text:p>100000</text:p>
          </table:table-cell>
          <table:table-cell/>
          <table:table-cell office:value-type="string" calcext:value-type="string">
            <text:p>Rect right</text:p>
          </table:table-cell>
          <table:table-cell table:formula="of:=([.C2]-[.D6])*[.D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als</text:p>
          </table:table-cell>
          <table:table-cell office:value-type="float" office:value="1" calcext:value-type="float">
            <text:p>1</text:p>
          </table:table-cell>
          <table:table-cell table:formula="of:=[.C7]*[.C3]" office:value-type="float" office:value="1422" calcext:value-type="float">
            <text:p>1422</text:p>
          </table:table-cell>
          <table:table-cell/>
          <table:table-cell office:value-type="string" calcext:value-type="string">
            <text:p>tri</text:p>
          </table:table-cell>
          <table:table-cell table:formula="of:=(([.D6]-[.D5])*[.C3])- (([.D6]-[.D5])*([.D7]-[.D8])/2)" office:value-type="float" office:value="70922250" calcext:value-type="float">
            <text:p>70922250</text:p>
          </table:table-cell>
        </table:table-row>
        <table:table-row table:style-name="ro1">
          <table:table-cell/>
          <table:table-cell office:value-type="string" calcext:value-type="string">
            <text:p>vale</text:p>
          </table:table-cell>
          <table:table-cell office:value-type="float" office:value="0.05" calcext:value-type="float">
            <text:p>0.05</text:p>
          </table:table-cell>
          <table:table-cell table:formula="of:=[.C8]*[.C3]" office:value-type="float" office:value="71.1" calcext:value-type="float">
            <text:p>71.1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Type of matrix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N=100000 [Bytes]</text:p>
          </table:table-cell>
          <table:table-cell office:value-type="string" calcext:value-type="string">
            <text:p>N=100000 [Mbytes]</text:p>
          </table:table-cell>
          <table:table-cell office:value-type="string" calcext:value-type="string">
            <text:p>Relative reduction</text:p>
          </table:table-cell>
          <table:table-cell office:value-type="string" calcext:value-type="string">
            <text:p>Absolute red.</text:p>
          </table:table-cell>
        </table:table-row>
        <table:table-row table:style-name="ro1">
          <table:table-cell/>
          <table:table-cell office:value-type="string" calcext:value-type="string">
            <text:p>Full complete</text:p>
          </table:table-cell>
          <table:table-cell office:value-type="string" calcext:value-type="string">
            <text:p>N^2</text:p>
          </table:table-cell>
          <table:table-cell table:formula="of:=POWER([.C2];2)" office:value-type="float" office:value="10000000000" calcext:value-type="float">
            <text:p>10000000000</text:p>
          </table:table-cell>
          <table:table-cell table:formula="of:=[.D12]/(POWER(1024;2))" office:value-type="float" office:value="9536.7431640625" calcext:value-type="float">
            <text:p>9536.743164062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ull condensed</text:p>
          </table:table-cell>
          <table:table-cell office:value-type="string" calcext:value-type="string">
            <text:p>n(n-1) / 2</text:p>
          </table:table-cell>
          <table:table-cell table:formula="of:=[.C2]*([.C2]-1) / 2" office:value-type="float" office:value="4999950000" calcext:value-type="float">
            <text:p>4999950000</text:p>
          </table:table-cell>
          <table:table-cell table:formula="of:=[.D13]/(POWER(1024;2))" office:value-type="float" office:value="4768.32389831543" calcext:value-type="float">
            <text:p>4768.3238983154</text:p>
          </table:table-cell>
          <table:table-cell table:formula="of:=[.D13]/[.D12]" office:value-type="float" office:value="0.499995" calcext:value-type="float">
            <text:p>0.499995</text:p>
          </table:table-cell>
          <table:table-cell table:formula="of:=[.D13]/[.D12]" office:value-type="float" office:value="0.499995" calcext:value-type="float">
            <text:p>0.499995</text:p>
          </table:table-cell>
        </table:table-row>
        <table:table-row table:style-name="ro1">
          <table:table-cell/>
          <table:table-cell office:value-type="string" calcext:value-type="string">
            <text:p>Sparse constant</text:p>
          </table:table-cell>
          <table:table-cell office:value-type="string" calcext:value-type="string">
            <text:p>N \times max_assocs</text:p>
          </table:table-cell>
          <table:table-cell table:formula="of:=[.C2]*[.C3]*5+[.C2]*2*4" office:value-type="float" office:value="711800000" calcext:value-type="float">
            <text:p>711800000</text:p>
          </table:table-cell>
          <table:table-cell table:formula="of:=[.D14]/(POWER(1024;2))" office:value-type="float" office:value="678.825378417969" calcext:value-type="float">
            <text:p>678.825378418</text:p>
          </table:table-cell>
          <table:table-cell table:formula="of:=[.D14]/[.D13]" office:value-type="float" office:value="0.142361423614236" calcext:value-type="float">
            <text:p>0.1423614236</text:p>
          </table:table-cell>
          <table:table-cell table:formula="of:=[.D14]/[.D12]" office:value-type="float" office:value="0.07118" calcext:value-type="float">
            <text:p>0.07118</text:p>
          </table:table-cell>
        </table:table-row>
        <table:table-row table:style-name="ro1">
          <table:table-cell/>
          <table:table-cell office:value-type="string" calcext:value-type="string">
            <text:p>Sparse condensed linear</text:p>
          </table:table-cell>
          <table:table-cell office:value-type="string" calcext:value-type="string">
            <text:p>N \times max_assocs</text:p>
          </table:table-cell>
          <table:table-cell table:formula="of:=SUM([.G5:.G7])*5+[.C2]*2*4" office:value-type="float" office:value="390961250" calcext:value-type="float">
            <text:p>390961250</text:p>
          </table:table-cell>
          <table:table-cell table:formula="of:=[.D15]/(POWER(1024;2))" office:value-type="float" office:value="372.849702835083" calcext:value-type="float">
            <text:p>372.8497028351</text:p>
          </table:table-cell>
          <table:table-cell table:formula="of:=[.D15]/[.D14]" office:value-type="float" office:value="0.54925716493397" calcext:value-type="float">
            <text:p>0.5492571649</text:p>
          </table:table-cell>
          <table:table-cell table:formula="of:=[.D15]/[.D12]" office:value-type="float" office:value="0.039096125" calcext:value-type="float">
            <text:p>0.039096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roptera </meta:initial-creator>
    <meta:creation-date>2015-08-15T14:52:22.256043521</meta:creation-date>
    <dc:date>2015-08-15T17:21:58.496477266</dc:date>
    <dc:creator>chiroptera </dc:creator>
    <meta:editing-duration>PT1H13M46S</meta:editing-duration>
    <meta:editing-cycles>1</meta:editing-cycles>
    <meta:document-statistic meta:table-count="1" meta:cell-count="52" meta:object-count="0"/>
    <meta:generator>LibreOffice/4.2.8.2$Linux_X86_64 LibreOffice_project/420m0$Build-2</meta:generator>
  </office:meta>
</office:document-meta>
</file>